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ffb66c"/>
    </style:style>
    <style:style style:name="ce17" style:family="table-cell" style:parent-style-name="Default">
      <style:table-cell-properties fo:background-color="#ff7b59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8" style:family="table-cell" style:parent-style-name="Default">
      <style:table-cell-properties fo:border-bottom="none" fo:border-left="0.74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/>
          <table:table-cell office:value-type="float" office:value="202401" calcext:value-type="float">
            <text:p>202401</text:p>
          </table:table-cell>
          <table:table-cell office:value-type="float" office:value="36937.7" calcext:value-type="float">
            <text:p>36937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float" office:value="202402" calcext:value-type="float">
            <text:p>202402</text:p>
          </table:table-cell>
          <table:table-cell office:value-type="float" office:value="13729.9" calcext:value-type="float">
            <text:p>13729.9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25" calcext:value-type="float">
            <text:p>32025</text:p>
          </table:table-cell>
          <table:table-cell/>
          <table:table-cell office:value-type="float" office:value="202403" calcext:value-type="float">
            <text:p>202403</text:p>
          </table:table-cell>
          <table:table-cell office:value-type="float" office:value="43593.85" calcext:value-type="float">
            <text:p>43593.85</text:p>
          </table:table-cell>
          <table:table-cell table:number-columns-repeated="3"/>
          <table:table-cell office:value-type="string" calcext:value-type="string">
            <text:p>serial=11888 and (rundate like('%2024') or rundate like('%2025')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25" calcext:value-type="float">
            <text:p>42025</text:p>
          </table:table-cell>
          <table:table-cell/>
          <table:table-cell office:value-type="float" office:value="202404" calcext:value-type="float">
            <text:p>202404</text:p>
          </table:table-cell>
          <table:table-cell office:value-type="float" office:value="29281.65" calcext:value-type="float">
            <text:p>29281.65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25" calcext:value-type="float">
            <text:p>52025</text:p>
          </table:table-cell>
          <table:table-cell/>
          <table:table-cell office:value-type="float" office:value="202405" calcext:value-type="float">
            <text:p>202405</text:p>
          </table:table-cell>
          <table:table-cell office:value-type="float" office:value="29240.85" calcext:value-type="float">
            <text:p>29240.85</text:p>
          </table:table-cell>
          <table:table-cell table:number-columns-repeated="3"/>
          <table:table-cell office:value-type="string" calcext:value-type="string">
            <text:p>budget = 11888 and (budget_month like('2024%') OR budget_month like('2025%')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62024" calcext:value-type="float">
            <text:p>62024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19406.6" calcext:value-type="float">
            <text:p>19406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72024" calcext:value-type="float">
            <text:p>72024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48644.6" calcext:value-type="float">
            <text:p>48644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82024" calcext:value-type="float">
            <text:p>82024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13510.6" calcext:value-type="float">
            <text:p>13510.6</text:p>
          </table:table-cell>
          <table:table-cell table:number-columns-repeated="3"/>
          <table:table-cell office:value-type="float" office:value="17514501796.6967" calcext:value-type="float">
            <text:p>17514501796.69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92024" calcext:value-type="float">
            <text:p>92024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7976" calcext:value-type="float">
            <text:p>37976</text:p>
          </table:table-cell>
          <table:table-cell table:number-columns-repeated="3"/>
          <table:table-cell office:value-type="float" office:value="17514483625.9367" calcext:value-type="float">
            <text:p>17514483625.93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02024" calcext:value-type="float">
            <text:p>102024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12024" calcext:value-type="float">
            <text:p>112024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K9]-[.K10]" office:value-type="float" office:value="18170.7600021362" calcext:value-type="float">
            <text:p>18170.7600021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2024" calcext:value-type="float">
            <text:p>122024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SUM([.B2:.B14])" office:value-type="float" office:value="270000" calcext:value-type="float">
            <text:p>270000</text:p>
          </table:table-cell>
          <table:table-cell table:number-columns-repeated="4"/>
          <table:table-cell table:formula="of:=SUM([.G7:.G13])" office:value-type="float" office:value="119537.8" calcext:value-type="float">
            <text:p>119537.8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RSA Refreshments - Breakdown (11888)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3" office:value-type="float" office:value="119537.8" calcext:value-type="float">
            <text:p>119537.8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D24]+[.C25]"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table:formula="of:=[.F24]+[.E25]" office:value-type="float" office:value="14200" calcext:value-type="float">
            <text:p>14200</text:p>
          </table:table-cell>
          <table:table-cell table:formula="of:=[.D25]-[.F25]" office:value-type="float" office:value="-14200" calcext:value-type="float">
            <text:p>-14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D25]+[.C26]" office:value-type="float" office:value="0" calcext:value-type="float">
            <text:p>0</text:p>
          </table:table-cell>
          <table:table-cell office:value-type="float" office:value="14950" calcext:value-type="float">
            <text:p>14950</text:p>
          </table:table-cell>
          <table:table-cell table:formula="of:=[.F25]+[.E26]" office:value-type="float" office:value="29150" calcext:value-type="float">
            <text:p>29150</text:p>
          </table:table-cell>
          <table:table-cell table:formula="of:=[.D26]-[.F26]" office:value-type="float" office:value="-29150" calcext:value-type="float">
            <text:p>-291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D26]+[.C27]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formula="of:=[.F26]+[.E27]" office:value-type="float" office:value="32100" calcext:value-type="float">
            <text:p>32100</text:p>
          </table:table-cell>
          <table:table-cell table:formula="of:=[.D27]-[.F27]" office:value-type="float" office:value="-32100" calcext:value-type="float">
            <text:p>-32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D27]+[.C28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F27]+[.E28]" office:value-type="float" office:value="32550" calcext:value-type="float">
            <text:p>32550</text:p>
          </table:table-cell>
          <table:table-cell table:formula="of:=[.D28]-[.F28]" office:value-type="float" office:value="-32550" calcext:value-type="float">
            <text:p>-325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0" calcext:value-type="float">
            <text:p>0</text:p>
          </table:table-cell>
          <table:table-cell table:style-name="ce5" table:formula="of:=[.D28]+[.C29]" office:value-type="float" office:value="0" calcext:value-type="float">
            <text:p>0</text:p>
          </table:table-cell>
          <table:table-cell table:style-name="ce5" office:value-type="float" office:value="6950" calcext:value-type="float">
            <text:p>6950</text:p>
          </table:table-cell>
          <table:table-cell table:style-name="ce5" table:formula="of:=[.F28]+[.E29]" office:value-type="float" office:value="39500" calcext:value-type="float">
            <text:p>39500</text:p>
          </table:table-cell>
          <table:table-cell table:style-name="ce5" table:formula="of:=[.D29]-[.F29]" office:value-type="float" office:value="-39500" calcext:value-type="float">
            <text:p>-395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9537.8" calcext:value-type="float">
            <text:p>29537.8</text:p>
          </table:table-cell>
          <table:table-cell/>
          <table:table-cell table:formula="of:=30000-462.2" office:value-type="float" office:value="29537.8" calcext:value-type="float">
            <text:p>29537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style-name="ce5" table:formula="of:=[.D29]+[.C30]" office:value-type="float" office:value="0" calcext:value-type="float">
            <text:p>0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table:formula="of:=[.F29]+[.E30]" office:value-type="float" office:value="40550" calcext:value-type="float">
            <text:p>40550</text:p>
          </table:table-cell>
          <table:table-cell table:style-name="ce5" table:formula="of:=[.D30]-[.F30]" office:value-type="float" office:value="-40550" calcext:value-type="float">
            <text:p>-40550</text:p>
          </table:table-cell>
          <table:table-cell table:style-name="ce5" office:value-type="float" office:value="0" calcext:value-type="float">
            <text:p>0</text:p>
          </table:table-cell>
          <table:table-cell table:formula="of:=[.C30]+[.H30]"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style-name="ce5" table:formula="of:=[.D30]+[.C31]" office:value-type="float" office:value="0" calcext:value-type="float">
            <text:p>0</text:p>
          </table:table-cell>
          <table:table-cell table:style-name="ce5" office:value-type="float" office:value="10250" calcext:value-type="float">
            <text:p>10250</text:p>
          </table:table-cell>
          <table:table-cell table:style-name="ce5" table:formula="of:=[.F30]+[.E31]" office:value-type="float" office:value="50800" calcext:value-type="float">
            <text:p>50800</text:p>
          </table:table-cell>
          <table:table-cell table:style-name="ce5" table:formula="of:=[.D31]-[.F31]" office:value-type="float" office:value="-50800" calcext:value-type="float">
            <text:p>-50800</text:p>
          </table:table-cell>
          <table:table-cell table:style-name="ce5" table:formula="of:=[.E31]-[.G30]" office:value-type="float" office:value="50800" calcext:value-type="float">
            <text:p>50800</text:p>
          </table:table-cell>
          <table:table-cell table:formula="of:=[.C31]+[.H31]" office:value-type="float" office:value="50800" calcext:value-type="float">
            <text:p>5080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D31]+[.C32]" office:value-type="float" office:value="0" calcext:value-type="float">
            <text:p>0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table:formula="of:=[.F31]+[.E32]" office:value-type="float" office:value="52550" calcext:value-type="float">
            <text:p>52550</text:p>
          </table:table-cell>
          <table:table-cell table:style-name="ce5" table:formula="of:=[.D32]-[.F32]" office:value-type="float" office:value="-52550" calcext:value-type="float">
            <text:p>-52550</text:p>
          </table:table-cell>
          <table:table-cell table:style-name="ce5" table:formula="of:=[.E32]-[.G31]" office:value-type="float" office:value="52550" calcext:value-type="float">
            <text:p>52550</text:p>
          </table:table-cell>
          <table:table-cell table:formula="of:=[.C32]+[.H32]" office:value-type="float" office:value="52550" calcext:value-type="float">
            <text:p>5255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2" calcext:value-type="float">
            <text:p>202502</text:p>
          </table:table-cell>
          <table:table-cell office:value-type="float" office:value="0" calcext:value-type="float">
            <text:p>0</text:p>
          </table:table-cell>
          <table:table-cell table:formula="of:=[.D32]+[.C33]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formula="of:=[.C33]+([.I32])*-1" office:value-type="float" office:value="-52550" calcext:value-type="float">
            <text:p>-52550</text:p>
          </table:table-cell>
          <table:table-cell table:formula="of:=[.H33]+[.C33]" office:value-type="float" office:value="-52550" calcext:value-type="float">
            <text:p>-52550</text:p>
          </table:table-cell>
          <table:table-cell table:style-name="ce5"/>
          <table:table-cell office:value-type="float" office:value="120462.2" calcext:value-type="float">
            <text:p>120462.2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formula="of:=SUM([.C25:.C34])" office:value-type="float" office:value="0" calcext:value-type="float">
            <text:p>0</text:p>
          </table:table-cell>
          <table:table-cell/>
          <table:table-cell table:formula="of:=SUM([.E25:.E34])" office:value-type="float" office:value="52550" calcext:value-type="float">
            <text:p>52550</text:p>
          </table:table-cell>
          <table:table-cell table:number-columns-repeated="2"/>
          <table:table-cell table:formula="of:=SUM([.H25:.H34])" office:value-type="float" office:value="50800" calcext:value-type="float">
            <text:p>50800</text:p>
          </table:table-cell>
          <table:table-cell table:formula="of:=SUM([.I25:.I33])" office:value-type="float" office:value="50800" calcext:value-type="float">
            <text:p>50800</text:p>
          </table:table-cell>
          <table:table-cell table:style-name="ce5"/>
          <table:table-cell table:formula="of:=SUM([.K25:.K34])" office:value-type="float" office:value="270000" calcext:value-type="float">
            <text:p>27000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formula="of:=180000+[.I31]" office:value-type="float" office:value="230800" calcext:value-type="float">
            <text:p>2308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[.I37]+[.I32]" office:value-type="float" office:value="283350" calcext:value-type="float">
            <text:p>28335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float" office:value="12993" calcext:value-type="float">
            <text:p>12993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75000" calcext:value-type="float">
            <text:p>75000</text:p>
          </table:table-cell>
          <table:table-cell table:formula="of:=[.D43]+[.C44]" office:value-type="float" office:value="75000" calcext:value-type="float">
            <text:p>75000</text:p>
          </table:table-cell>
          <table:table-cell office:value-type="float" office:value="7200" calcext:value-type="float">
            <text:p>7200</text:p>
          </table:table-cell>
          <table:table-cell table:formula="of:=[.F43]+[.E44]" office:value-type="float" office:value="7200" calcext:value-type="float">
            <text:p>7200</text:p>
          </table:table-cell>
          <table:table-cell table:formula="of:=[.D44]-[.F44]" office:value-type="float" office:value="67800" calcext:value-type="float">
            <text:p>67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75000" calcext:value-type="float">
            <text:p>75000</text:p>
          </table:table-cell>
          <table:table-cell table:formula="of:=[.D44]+[.C45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7200" calcext:value-type="float">
            <text:p>7200</text:p>
          </table:table-cell>
          <table:table-cell table:formula="of:=[.D45]-[.F45]" office:value-type="float" office:value="142800" calcext:value-type="float">
            <text:p>142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75000" calcext:value-type="float">
            <text:p>75000</text:p>
          </table:table-cell>
          <table:table-cell table:formula="of:=[.D45]+[.C46]" office:value-type="float" office:value="225000" calcext:value-type="float">
            <text:p>225000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7200" calcext:value-type="float">
            <text:p>7200</text:p>
          </table:table-cell>
          <table:table-cell table:formula="of:=[.D46]-[.F46]" office:value-type="float" office:value="217800" calcext:value-type="float">
            <text:p>217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75000" calcext:value-type="float">
            <text:p>75000</text:p>
          </table:table-cell>
          <table:table-cell table:formula="of:=[.D46]+[.C47]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F46]+[.E47]" office:value-type="float" office:value="7200" calcext:value-type="float">
            <text:p>7200</text:p>
          </table:table-cell>
          <table:table-cell table:formula="of:=[.D47]-[.F47]" office:value-type="float" office:value="292800" calcext:value-type="float">
            <text:p>292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7]+[.C48]" office:value-type="float" office:value="375000" calcext:value-type="float">
            <text:p>375000</text:p>
          </table:table-cell>
          <table:table-cell table:style-name="ce5" office:value-type="float" office:value="0" calcext:value-type="float">
            <text:p>0</text:p>
          </table:table-cell>
          <table:table-cell table:formula="of:=[.F47]+[.E48]" office:value-type="float" office:value="7200" calcext:value-type="float">
            <text:p>7200</text:p>
          </table:table-cell>
          <table:table-cell table:style-name="ce5" table:formula="of:=[.D48]-[.F48]" office:value-type="float" office:value="367800" calcext:value-type="float">
            <text:p>367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8]+[.C49]" office:value-type="float" office:value="450000" calcext:value-type="float">
            <text:p>450000</text:p>
          </table:table-cell>
          <table:table-cell table:style-name="ce5" office:value-type="float" office:value="12006.05" calcext:value-type="float">
            <text:p>12006.05</text:p>
          </table:table-cell>
          <table:table-cell table:formula="of:=[.F48]+[.E49]" office:value-type="float" office:value="19206.05" calcext:value-type="float">
            <text:p>19206.05</text:p>
          </table:table-cell>
          <table:table-cell table:style-name="ce5" table:formula="of:=[.D49]-[.F49]" office:value-type="float" office:value="430793.95" calcext:value-type="float">
            <text:p>430793.9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75000" calcext:value-type="float">
            <text:p>75000</text:p>
          </table:table-cell>
          <table:table-cell table:style-name="ce5" table:formula="of:=[.D49]+[.C50]" office:value-type="float" office:value="525000" calcext:value-type="float">
            <text:p>525000</text:p>
          </table:table-cell>
          <table:table-cell table:style-name="ce5" office:value-type="float" office:value="639.4" calcext:value-type="float">
            <text:p>639.4</text:p>
          </table:table-cell>
          <table:table-cell table:formula="of:=[.F49]+[.E50]" office:value-type="float" office:value="19845.45" calcext:value-type="float">
            <text:p>19845.45</text:p>
          </table:table-cell>
          <table:table-cell table:style-name="ce5" table:formula="of:=[.D50]-[.F50]" office:value-type="float" office:value="505154.55" calcext:value-type="float">
            <text:p>505154.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75000" calcext:value-type="float">
            <text:p>75000</text:p>
          </table:table-cell>
          <table:table-cell table:formula="of:=[.D50]+[.C51]" office:value-type="float" office:value="600000" calcext:value-type="float">
            <text:p>600000</text:p>
          </table:table-cell>
          <table:table-cell office:value-type="float" office:value="67.9" calcext:value-type="float">
            <text:p>67.9</text:p>
          </table:table-cell>
          <table:table-cell table:formula="of:=[.F50]+[.E51]" office:value-type="float" office:value="19913.35" calcext:value-type="float">
            <text:p>19913.35</text:p>
          </table:table-cell>
          <table:table-cell table:style-name="ce5" table:formula="of:=[.D51]-[.F51]" office:value-type="float" office:value="580086.65" calcext:value-type="float">
            <text:p>580086.65</text:p>
          </table:table-cell>
          <table:table-cell table:style-name="ce27" table:formula="of:=[.G51]-[.E51]" office:value-type="float" office:value="580018.75" calcext:value-type="float">
            <text:p>580018.75</text:p>
          </table:table-cell>
          <table:table-cell table:formula="of:=[.H51]-[.C51]" office:value-type="float" office:value="505018.75" calcext:value-type="float">
            <text:p>505018.7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table:formula="of:=[.D51]+[.C52]" office:value-type="float" office:value="675000" calcext:value-type="float">
            <text:p>67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51]+[.C52]" office:value-type="float" office:value="655086.65" calcext:value-type="float">
            <text:p>655086.65</text:p>
          </table:table-cell>
          <table:table-cell table:style-name="ce28" table:formula="of:=([.I51]+[.C52])*-1" office:value-type="float" office:value="-580018.75" calcext:value-type="float">
            <text:p>-580018.75</text:p>
          </table:table-cell>
          <table:table-cell table:style-name="ce7" table:formula="of:=[.H52]+[.C52]" office:value-type="float" office:value="-505018.75" calcext:value-type="float">
            <text:p>-505018.7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2"/>
          <table:table-cell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style-name="ce14" table:formula="of:=SUM([.C44:.C51])" office:value-type="float" office:value="600000" calcext:value-type="float">
            <text:p>600000</text:p>
          </table:table-cell>
          <table:table-cell table:style-name="ce19"/>
          <table:table-cell table:style-name="ce21" table:formula="of:=SUM([.E44:.E51])" office:value-type="float" office:value="19913.35" calcext:value-type="float">
            <text:p>19913.35</text:p>
          </table:table-cell>
          <table:table-cell table:number-columns-repeated="2"/>
          <table:table-cell table:style-name="ce23" table:formula="of:=SUM([.H44:.H53])" office:value-type="float" office:value="0" calcext:value-type="float">
            <text:p>0</text:p>
          </table:table-cell>
          <table:table-cell table:formula="of:=SUM([.I44:.I52])" office:value-type="float" office:value="525000" calcext:value-type="float">
            <text:p>525000</text:p>
          </table:table-cell>
          <table:table-cell table:style-name="ce5"/>
          <table:table-cell table:formula="of:=SUM([.K44:.K53])" office:value-type="float" office:value="46690" calcext:value-type="float">
            <text:p>4669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2"/>
          <table:table-cell table:number-columns-repeated="13"/>
        </table:table-row>
        <table:table-row table:style-name="ro1">
          <table:table-cell table:number-columns-repeated="4"/>
          <table:table-cell table:style-name="ce23" table:formula="of:=[.C54]-[.E54]" office:value-type="float" office:value="580086.65" calcext:value-type="float">
            <text:p>580086.65</text:p>
          </table:table-cell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8" office:value-type="float" office:value="13997" calcext:value-type="float">
            <text:p>1399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6670" calcext:value-type="float">
            <text:p>6670</text:p>
          </table:table-cell>
          <table:table-cell table:formula="of:=[.D64]+[.C65]" office:value-type="float" office:value="6670" calcext:value-type="float">
            <text:p>6670</text:p>
          </table:table-cell>
          <table:table-cell table:style-name="ce15" office:value-type="float" office:value="5750" calcext:value-type="float">
            <text:p>5750</text:p>
          </table:table-cell>
          <table:table-cell table:formula="of:=[.F64]+[.E65]" office:value-type="float" office:value="5750" calcext:value-type="float">
            <text:p>5750</text:p>
          </table:table-cell>
          <table:table-cell table:formula="of:=[.D65]-[.F65]" office:value-type="float" office:value="920" calcext:value-type="float">
            <text:p>9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6670" calcext:value-type="float">
            <text:p>6670</text:p>
          </table:table-cell>
          <table:table-cell table:formula="of:=[.D65]+[.C66]" office:value-type="float" office:value="13340" calcext:value-type="float">
            <text:p>13340</text:p>
          </table:table-cell>
          <table:table-cell table:style-name="ce15" office:value-type="float" office:value="3162.5" calcext:value-type="float">
            <text:p>3162.5</text:p>
          </table:table-cell>
          <table:table-cell table:formula="of:=[.F65]+[.E66]" office:value-type="float" office:value="8912.5" calcext:value-type="float">
            <text:p>8912.5</text:p>
          </table:table-cell>
          <table:table-cell table:formula="of:=[.D66]-[.F66]" office:value-type="float" office:value="4427.5" calcext:value-type="float">
            <text:p>4427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6670" calcext:value-type="float">
            <text:p>6670</text:p>
          </table:table-cell>
          <table:table-cell table:formula="of:=[.D66]+[.C67]" office:value-type="float" office:value="20010" calcext:value-type="float">
            <text:p>20010</text:p>
          </table:table-cell>
          <table:table-cell table:style-name="ce15" office:value-type="float" office:value="6325" calcext:value-type="float">
            <text:p>6325</text:p>
          </table:table-cell>
          <table:table-cell table:formula="of:=[.F66]+[.E67]" office:value-type="float" office:value="15237.5" calcext:value-type="float">
            <text:p>15237.5</text:p>
          </table:table-cell>
          <table:table-cell table:formula="of:=[.D67]-[.F67]" office:value-type="float" office:value="4772.5" calcext:value-type="float">
            <text:p>477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6670" calcext:value-type="float">
            <text:p>6670</text:p>
          </table:table-cell>
          <table:table-cell table:formula="of:=[.D67]+[.C68]" office:value-type="float" office:value="26680" calcext:value-type="float">
            <text:p>26680</text:p>
          </table:table-cell>
          <table:table-cell table:style-name="ce16" office:value-type="float" office:value="0" calcext:value-type="float">
            <text:p>0</text:p>
          </table:table-cell>
          <table:table-cell table:formula="of:=[.F67]+[.E68]" office:value-type="float" office:value="15237.5" calcext:value-type="float">
            <text:p>15237.5</text:p>
          </table:table-cell>
          <table:table-cell table:formula="of:=[.D68]-[.F68]" office:value-type="float" office:value="11442.5" calcext:value-type="float">
            <text:p>1144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6670" calcext:value-type="float">
            <text:p>6670</text:p>
          </table:table-cell>
          <table:table-cell table:style-name="ce5" table:formula="of:=[.D68]+[.C69]" office:value-type="float" office:value="33350" calcext:value-type="float">
            <text:p>33350</text:p>
          </table:table-cell>
          <table:table-cell table:style-name="ce15" office:value-type="float" office:value="3162.5" calcext:value-type="float">
            <text:p>3162.5</text:p>
          </table:table-cell>
          <table:table-cell table:formula="of:=[.F68]+[.E69]" office:value-type="float" office:value="18400" calcext:value-type="float">
            <text:p>18400</text:p>
          </table:table-cell>
          <table:table-cell table:style-name="ce5" table:formula="of:=[.D69]-[.F69]" office:value-type="float" office:value="14950" calcext:value-type="float">
            <text:p>149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6670" calcext:value-type="float">
            <text:p>6670</text:p>
          </table:table-cell>
          <table:table-cell table:style-name="ce5" table:formula="of:=[.D69]+[.C70]" office:value-type="float" office:value="40020" calcext:value-type="float">
            <text:p>40020</text:p>
          </table:table-cell>
          <table:table-cell table:style-name="ce15" office:value-type="float" office:value="6325" calcext:value-type="float">
            <text:p>6325</text:p>
          </table:table-cell>
          <table:table-cell table:formula="of:=[.F69]+[.E70]" office:value-type="float" office:value="24725" calcext:value-type="float">
            <text:p>24725</text:p>
          </table:table-cell>
          <table:table-cell table:style-name="ce5" table:formula="of:=[.D70]-[.F70]" office:value-type="float" office:value="15295" calcext:value-type="float">
            <text:p>1529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/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6670" calcext:value-type="float">
            <text:p>6670</text:p>
          </table:table-cell>
          <table:table-cell table:style-name="ce5" table:formula="of:=[.D70]+[.C71]" office:value-type="float" office:value="46690" calcext:value-type="float">
            <text:p>46690</text:p>
          </table:table-cell>
          <table:table-cell table:style-name="ce16" office:value-type="float" office:value="0" calcext:value-type="float">
            <text:p>0</text:p>
          </table:table-cell>
          <table:table-cell table:formula="of:=[.F70]+[.E71]" office:value-type="float" office:value="24725" calcext:value-type="float">
            <text:p>24725</text:p>
          </table:table-cell>
          <table:table-cell table:style-name="ce5" table:formula="of:=[.D71]-[.F71]" office:value-type="float" office:value="21965" calcext:value-type="float">
            <text:p>2196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style-name="ce5" table:formula="of:=[.I71]-3335" office:value-type="float" office:value="3335" calcext:value-type="float">
            <text:p>3335</text:p>
          </table:table-cell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D71]+[.C72]" office:value-type="float" office:value="46690" calcext:value-type="float">
            <text:p>46690</text:p>
          </table:table-cell>
          <table:table-cell table:style-name="ce17" office:value-type="float" office:value="12650" calcext:value-type="float">
            <text:p>12650</text:p>
          </table:table-cell>
          <table:table-cell table:formula="of:=[.F71]+[.E72]" office:value-type="float" office:value="37375" calcext:value-type="float">
            <text:p>37375</text:p>
          </table:table-cell>
          <table:table-cell table:style-name="ce5" table:formula="of:=[.D72]-[.F72]" office:value-type="float" office:value="9315" calcext:value-type="float">
            <text:p>9315</text:p>
          </table:table-cell>
          <table:table-cell table:style-name="ce5" table:formula="of:=[.G72]-[.E72]" office:value-type="float" office:value="-3335" calcext:value-type="float">
            <text:p>-3335</text:p>
          </table:table-cell>
          <table:table-cell table:formula="of:=[.H72]-[.C72]" office:value-type="float" office:value="-3335" calcext:value-type="float">
            <text:p>-333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2]+[.C73]" office:value-type="float" office:value="46690" calcext:value-type="float">
            <text:p>466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72]+[.C73]" office:value-type="float" office:value="9315" calcext:value-type="float">
            <text:p>9315</text:p>
          </table:table-cell>
          <table:table-cell table:style-name="ce7" table:formula="of:=([.I72]+[.C73])*-1" office:value-type="float" office:value="3335" calcext:value-type="float">
            <text:p>3335</text:p>
          </table:table-cell>
          <table:table-cell table:style-name="ce7" table:formula="of:=[.H73]+[.C73]" office:value-type="float" office:value="3335" calcext:value-type="float">
            <text:p>333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formula="of:=SUM([.C65:.C72])" office:value-type="float" office:value="46690" calcext:value-type="float">
            <text:p>46690</text:p>
          </table:table-cell>
          <table:table-cell/>
          <table:table-cell table:formula="of:=SUM([.E65:.E72])" office:value-type="float" office:value="37375" calcext:value-type="float">
            <text:p>37375</text:p>
          </table:table-cell>
          <table:table-cell table:number-columns-repeated="2"/>
          <table:table-cell table:formula="of:=SUM([.H65:.H74])" office:value-type="float" office:value="0" calcext:value-type="float">
            <text:p>0</text:p>
          </table:table-cell>
          <table:table-cell table:formula="of:=SUM([.I65:.I73])" office:value-type="float" office:value="46690" calcext:value-type="float">
            <text:p>46690</text:p>
          </table:table-cell>
          <table:table-cell table:style-name="ce5"/>
          <table:table-cell table:formula="of:=SUM([.K65:.K74])" office:value-type="float" office:value="46690" calcext:value-type="float">
            <text:p>4669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[.C75]-[.E75]" office:value-type="float" office:value="9315" calcext:value-type="float">
            <text:p>931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formula="of:=9315-6670" office:value-type="float" office:value="2645" calcext:value-type="float">
            <text:p>264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8" office:value-type="float" office:value="12105" calcext:value-type="float">
            <text:p>1210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style-name="ce5"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D84]+[.C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F84]+[.E85]" office:value-type="float" office:value="0" calcext:value-type="float">
            <text:p>0</text:p>
          </table:table-cell>
          <table:table-cell table:formula="of:=[.D85]-[.F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M84]+[.L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O84]+[.N85]" office:value-type="float" office:value="0" calcext:value-type="float">
            <text:p>0</text:p>
          </table:table-cell>
          <table:table-cell table:formula="of:=[.M85]-[.O85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D85]+[.C86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F85]+[.E86]" office:value-type="float" office:value="0" calcext:value-type="float">
            <text:p>0</text:p>
          </table:table-cell>
          <table:table-cell table:formula="of:=[.D86]-[.F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M85]+[.L86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O85]+[.N86]" office:value-type="float" office:value="0" calcext:value-type="float">
            <text:p>0</text:p>
          </table:table-cell>
          <table:table-cell table:formula="of:=[.M86]-[.O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D86]+[.C8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F86]+[.E87]" office:value-type="float" office:value="0" calcext:value-type="float">
            <text:p>0</text:p>
          </table:table-cell>
          <table:table-cell table:formula="of:=[.D87]-[.F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M86]+[.L8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[.O86]+[.N87]" office:value-type="float" office:value="0" calcext:value-type="float">
            <text:p>0</text:p>
          </table:table-cell>
          <table:table-cell table:formula="of:=[.M87]-[.O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D87]+[.C88]" office:value-type="float" office:value="0" calcext:value-type="float">
            <text:p>0</text:p>
          </table:table-cell>
          <table:table-cell table:style-name="ce5" office:value-type="float" office:value="72400" calcext:value-type="float">
            <text:p>72400</text:p>
          </table:table-cell>
          <table:table-cell table:formula="of:=[.F87]+[.E88]" office:value-type="float" office:value="72400" calcext:value-type="float">
            <text:p>72400</text:p>
          </table:table-cell>
          <table:table-cell table:formula="of:=[.D88]-[.F88]" office:value-type="float" office:value="-72400" calcext:value-type="float">
            <text:p>-72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M87]+[.L88]" office:value-type="float" office:value="0" calcext:value-type="float">
            <text:p>0</text:p>
          </table:table-cell>
          <table:table-cell table:style-name="ce5" office:value-type="float" office:value="72400" calcext:value-type="float">
            <text:p>72400</text:p>
          </table:table-cell>
          <table:table-cell table:formula="of:=[.O87]+[.N88]" office:value-type="float" office:value="72400" calcext:value-type="float">
            <text:p>72400</text:p>
          </table:table-cell>
          <table:table-cell table:formula="of:=[.M88]-[.O88]" office:value-type="float" office:value="-72400" calcext:value-type="float">
            <text:p>-72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85000" calcext:value-type="float">
            <text:p>85000</text:p>
          </table:table-cell>
          <table:table-cell table:style-name="ce5" table:formula="of:=[.D88]+[.C89]" office:value-type="float" office:value="85000" calcext:value-type="float">
            <text:p>85000</text:p>
          </table:table-cell>
          <table:table-cell table:style-name="ce5" office:value-type="float" office:value="45639.12" calcext:value-type="float">
            <text:p>45639.12</text:p>
          </table:table-cell>
          <table:table-cell table:formula="of:=[.F88]+[.E89]" office:value-type="float" office:value="118039.12" calcext:value-type="float">
            <text:p>118039.12</text:p>
          </table:table-cell>
          <table:table-cell table:style-name="ce5" table:formula="of:=[.D89]-[.F89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10" calcext:value-type="float">
            <text:p>202410</text:p>
          </table:table-cell>
          <table:table-cell office:value-type="float" office:value="85000" calcext:value-type="float">
            <text:p>85000</text:p>
          </table:table-cell>
          <table:table-cell table:style-name="ce5" table:formula="of:=[.M88]+[.L89]" office:value-type="float" office:value="85000" calcext:value-type="float">
            <text:p>85000</text:p>
          </table:table-cell>
          <table:table-cell table:style-name="ce5" office:value-type="float" office:value="45639.12" calcext:value-type="float">
            <text:p>45639.12</text:p>
          </table:table-cell>
          <table:table-cell table:formula="of:=[.O88]+[.N89]" office:value-type="float" office:value="118039.12" calcext:value-type="float">
            <text:p>118039.12</text:p>
          </table:table-cell>
          <table:table-cell table:style-name="ce5" table:formula="of:=[.M89]-[.O89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style-name="ce5" table:formula="of:=[.D89]+[.C90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F89]+[.E90]" office:value-type="float" office:value="118039.12" calcext:value-type="float">
            <text:p>118039.12</text:p>
          </table:table-cell>
          <table:table-cell table:style-name="ce5" table:formula="of:=[.D90]-[.F90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style-name="ce5" table:formula="of:=[.M89]+[.L90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O89]+[.N90]" office:value-type="float" office:value="118039.12" calcext:value-type="float">
            <text:p>118039.12</text:p>
          </table:table-cell>
          <table:table-cell table:style-name="ce5" table:formula="of:=[.M90]-[.O90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style-name="ce5" table:formula="of:=[.D90]+[.C91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F90]+[.E91]" office:value-type="float" office:value="118039.12" calcext:value-type="float">
            <text:p>118039.12</text:p>
          </table:table-cell>
          <table:table-cell table:style-name="ce5" table:formula="of:=[.D91]-[.F91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style-name="ce5" table:formula="of:=[.M90]+[.L91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O90]+[.N91]" office:value-type="float" office:value="118039.12" calcext:value-type="float">
            <text:p>118039.12</text:p>
          </table:table-cell>
          <table:table-cell table:style-name="ce5" table:formula="of:=[.M91]-[.O91]" office:value-type="float" office:value="-33039.12" calcext:value-type="float">
            <text:p>-33039.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92500" calcext:value-type="float">
            <text:p>92500</text:p>
          </table:table-cell>
          <table:table-cell table:formula="of:=[.D91]+[.C92]" office:value-type="float" office:value="177500" calcext:value-type="float">
            <text:p>177500</text:p>
          </table:table-cell>
          <table:table-cell table:style-name="ce5" office:value-type="float" office:value="30024.38" calcext:value-type="float">
            <text:p>30024.38</text:p>
          </table:table-cell>
          <table:table-cell table:formula="of:=[.F91]+[.E92]" office:value-type="float" office:value="148063.5" calcext:value-type="float">
            <text:p>148063.5</text:p>
          </table:table-cell>
          <table:table-cell table:style-name="ce5" table:formula="of:=[.D92]-[.F92]" office:value-type="float" office:value="29436.5" calcext:value-type="float">
            <text:p>29436.5</text:p>
          </table:table-cell>
          <table:table-cell table:style-name="ce5" table:formula="of:=[.G92]-[.E92]" office:value-type="float" office:value="-587.880000000001" calcext:value-type="float">
            <text:p>-587.880000000001</text:p>
          </table:table-cell>
          <table:table-cell table:formula="of:=[.H92]-[.C92]" office:value-type="float" office:value="-93087.88" calcext:value-type="float">
            <text:p>-93087.88</text:p>
          </table:table-cell>
          <table:table-cell table:style-name="ce5"/>
          <table:table-cell office:value-type="float" office:value="202501" calcext:value-type="float">
            <text:p>202501</text:p>
          </table:table-cell>
          <table:table-cell office:value-type="float" office:value="92500" calcext:value-type="float">
            <text:p>92500</text:p>
          </table:table-cell>
          <table:table-cell table:formula="of:=[.M91]+[.L92]" office:value-type="float" office:value="177500" calcext:value-type="float">
            <text:p>177500</text:p>
          </table:table-cell>
          <table:table-cell table:style-name="ce5" office:value-type="float" office:value="30024.38" calcext:value-type="float">
            <text:p>30024.38</text:p>
          </table:table-cell>
          <table:table-cell table:formula="of:=[.O91]+[.N92]" office:value-type="float" office:value="148063.5" calcext:value-type="float">
            <text:p>148063.5</text:p>
          </table:table-cell>
          <table:table-cell table:style-name="ce5" table:formula="of:=[.M92]-[.O92]" office:value-type="float" office:value="29436.5" calcext:value-type="float">
            <text:p>29436.5</text:p>
          </table:table-cell>
          <table:table-cell table:style-name="ce5" table:formula="of:=[.P92]-[.N92]" office:value-type="float" office:value="-587.880000000001" calcext:value-type="float">
            <text:p>-587.880000000001</text:p>
          </table:table-cell>
          <table:table-cell table:formula="of:=[.Q92]-[.L92]" office:value-type="float" office:value="-93087.88" calcext:value-type="float">
            <text:p>-93087.88</text:p>
          </table:table-cell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92]+[.C93]" office:value-type="float" office:value="177500" calcext:value-type="float">
            <text:p>1775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92]+[.C93]" office:value-type="float" office:value="29436.5" calcext:value-type="float">
            <text:p>29436.5</text:p>
          </table:table-cell>
          <table:table-cell table:style-name="ce7" table:formula="of:=([.I92]+[.C93])*-1" office:value-type="float" office:value="93087.88" calcext:value-type="float">
            <text:p>93087.88</text:p>
          </table:table-cell>
          <table:table-cell table:style-name="ce7" table:formula="of:=[.H93]+[.C93]" office:value-type="float" office:value="93087.88" calcext:value-type="float">
            <text:p>93087.88</text:p>
          </table:table-cell>
          <table:table-cell table:style-name="ce5"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M92]+[.L93]" office:value-type="float" office:value="177500" calcext:value-type="float">
            <text:p>1775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P92]+[.L93]" office:value-type="float" office:value="29436.5" calcext:value-type="float">
            <text:p>29436.5</text:p>
          </table:table-cell>
          <table:table-cell table:style-name="ce7" table:formula="of:=([.R92]+[.L93])*-1" office:value-type="float" office:value="93087.88" calcext:value-type="float">
            <text:p>93087.88</text:p>
          </table:table-cell>
          <table:table-cell table:style-name="ce7" table:formula="of:=[.Q93]+[.L93]" office:value-type="float" office:value="93087.88" calcext:value-type="float">
            <text:p>93087.88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formula="of:=SUM([.C85:.C92])" office:value-type="float" office:value="177500" calcext:value-type="float">
            <text:p>177500</text:p>
          </table:table-cell>
          <table:table-cell/>
          <table:table-cell table:formula="of:=SUM([.E85:.E92])" office:value-type="float" office:value="148063.5" calcext:value-type="float">
            <text:p>148063.5</text:p>
          </table:table-cell>
          <table:table-cell table:number-columns-repeated="2"/>
          <table:table-cell table:formula="of:=SUM([.H85:.H94])" office:value-type="float" office:value="92500" calcext:value-type="float">
            <text:p>92500</text:p>
          </table:table-cell>
          <table:table-cell table:formula="of:=SUM([.I85:.I93])" office:value-type="float" office:value="0" calcext:value-type="float">
            <text:p>0</text:p>
          </table:table-cell>
          <table:table-cell table:style-name="ce5"/>
          <table:table-cell/>
          <table:table-cell table:formula="of:=SUM([.L85:.L92])" office:value-type="float" office:value="177500" calcext:value-type="float">
            <text:p>177500</text:p>
          </table:table-cell>
          <table:table-cell/>
          <table:table-cell table:formula="of:=SUM([.N85:.N92])" office:value-type="float" office:value="148063.5" calcext:value-type="float">
            <text:p>148063.5</text:p>
          </table:table-cell>
          <table:table-cell table:number-columns-repeated="2"/>
          <table:table-cell table:formula="of:=SUM([.Q85:.Q94])" office:value-type="float" office:value="92500" calcext:value-type="float">
            <text:p>92500</text:p>
          </table:table-cell>
          <table:table-cell table:formula="of:=SUM([.R85:.R93]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[.C95]-[.E95]" office:value-type="float" office:value="29436.5" calcext:value-type="float">
            <text:p>29436.5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8" office:value-type="float" office:value="11932" calcext:value-type="float">
            <text:p>1193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YTD Budget</text:p>
          </table:table-cell>
          <table:table-cell table:style-name="ce4" office:value-type="string" calcext:value-type="string">
            <text:p>Month Spend</text:p>
          </table:table-cell>
          <table:table-cell table:style-name="ce4" office:value-type="string" calcext:value-type="string">
            <text:p>YTD Spend</text:p>
          </table:table-cell>
          <table:table-cell table:style-name="ce4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1035315" calcext:value-type="float">
            <text:p>1035315</text:p>
          </table:table-cell>
          <table:table-cell table:formula="of:=[.D104]+[.C105]" office:value-type="float" office:value="1035315" calcext:value-type="float">
            <text:p>1035315</text:p>
          </table:table-cell>
          <table:table-cell table:style-name="ce5" office:value-type="float" office:value="0" calcext:value-type="float">
            <text:p>0</text:p>
          </table:table-cell>
          <table:table-cell table:formula="of:=[.F104]+[.E105]" office:value-type="float" office:value="0" calcext:value-type="float">
            <text:p>0</text:p>
          </table:table-cell>
          <table:table-cell table:formula="of:=[.D105]-[.F105]" office:value-type="float" office:value="1035315" calcext:value-type="float">
            <text:p>10353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1466202" calcext:value-type="float">
            <text:p>1466202</text:p>
          </table:table-cell>
          <table:table-cell table:formula="of:=[.D105]+[.C106]" office:value-type="float" office:value="2501517" calcext:value-type="float">
            <text:p>2501517</text:p>
          </table:table-cell>
          <table:table-cell table:style-name="ce5" office:value-type="float" office:value="0" calcext:value-type="float">
            <text:p>0</text:p>
          </table:table-cell>
          <table:table-cell table:formula="of:=[.F105]+[.E106]" office:value-type="float" office:value="0" calcext:value-type="float">
            <text:p>0</text:p>
          </table:table-cell>
          <table:table-cell table:formula="of:=[.D106]-[.F106]" office:value-type="float" office:value="2501517" calcext:value-type="float">
            <text:p>2501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1054090" calcext:value-type="float">
            <text:p>1054090</text:p>
          </table:table-cell>
          <table:table-cell table:formula="of:=[.D106]+[.C107]" office:value-type="float" office:value="3555607" calcext:value-type="float">
            <text:p>3555607</text:p>
          </table:table-cell>
          <table:table-cell table:style-name="ce5" office:value-type="float" office:value="0" calcext:value-type="float">
            <text:p>0</text:p>
          </table:table-cell>
          <table:table-cell table:formula="of:=[.F106]+[.E107]" office:value-type="float" office:value="0" calcext:value-type="float">
            <text:p>0</text:p>
          </table:table-cell>
          <table:table-cell table:formula="of:=[.D107]-[.F107]" office:value-type="float" office:value="3555607" calcext:value-type="float">
            <text:p>3555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1339005" calcext:value-type="float">
            <text:p>1339005</text:p>
          </table:table-cell>
          <table:table-cell table:formula="of:=[.D107]+[.C108]" office:value-type="float" office:value="4894612" calcext:value-type="float">
            <text:p>4894612</text:p>
          </table:table-cell>
          <table:table-cell table:style-name="ce5" office:value-type="float" office:value="72400" calcext:value-type="float">
            <text:p>72400</text:p>
          </table:table-cell>
          <table:table-cell table:formula="of:=[.F107]+[.E108]" office:value-type="float" office:value="72400" calcext:value-type="float">
            <text:p>72400</text:p>
          </table:table-cell>
          <table:table-cell table:formula="of:=[.D108]-[.F108]" office:value-type="float" office:value="4822212" calcext:value-type="float">
            <text:p>4822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1512750" calcext:value-type="float">
            <text:p>1512750</text:p>
          </table:table-cell>
          <table:table-cell table:style-name="ce5" table:formula="of:=[.D108]+[.C109]" office:value-type="float" office:value="6407362" calcext:value-type="float">
            <text:p>6407362</text:p>
          </table:table-cell>
          <table:table-cell table:style-name="ce5" office:value-type="float" office:value="45639.12" calcext:value-type="float">
            <text:p>45639.12</text:p>
          </table:table-cell>
          <table:table-cell table:formula="of:=[.F108]+[.E109]" office:value-type="float" office:value="118039.12" calcext:value-type="float">
            <text:p>118039.12</text:p>
          </table:table-cell>
          <table:table-cell table:style-name="ce5" table:formula="of:=[.D109]-[.F109]" office:value-type="float" office:value="6289322.88" calcext:value-type="float">
            <text:p>6289322.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1469770" calcext:value-type="float">
            <text:p>1469770</text:p>
          </table:table-cell>
          <table:table-cell table:style-name="ce5" table:formula="of:=[.D109]+[.C110]" office:value-type="float" office:value="7877132" calcext:value-type="float">
            <text:p>7877132</text:p>
          </table:table-cell>
          <table:table-cell table:style-name="ce5" office:value-type="float" office:value="0" calcext:value-type="float">
            <text:p>0</text:p>
          </table:table-cell>
          <table:table-cell table:formula="of:=[.F109]+[.E110]" office:value-type="float" office:value="118039.12" calcext:value-type="float">
            <text:p>118039.12</text:p>
          </table:table-cell>
          <table:table-cell table:style-name="ce5" table:formula="of:=[.D110]-[.F110]" office:value-type="float" office:value="7759092.88" calcext:value-type="float">
            <text:p>7759092.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office:value-type="float" office:value="1213160" calcext:value-type="float">
            <text:p>1213160</text:p>
          </table:table-cell>
          <table:table-cell table:style-name="ce5" table:formula="of:=[.D110]+[.C111]" office:value-type="float" office:value="9090292" calcext:value-type="float">
            <text:p>9090292</text:p>
          </table:table-cell>
          <table:table-cell table:style-name="ce5" office:value-type="float" office:value="0" calcext:value-type="float">
            <text:p>0</text:p>
          </table:table-cell>
          <table:table-cell table:formula="of:=[.F110]+[.E111]" office:value-type="float" office:value="118039.12" calcext:value-type="float">
            <text:p>118039.12</text:p>
          </table:table-cell>
          <table:table-cell table:style-name="ce5" table:formula="of:=[.D111]-[.F111]" office:value-type="float" office:value="8972252.88" calcext:value-type="float">
            <text:p>8972252.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1299697" calcext:value-type="float">
            <text:p>1299697</text:p>
          </table:table-cell>
          <table:table-cell table:formula="of:=[.D111]+[.C112]" office:value-type="float" office:value="10389989" calcext:value-type="float">
            <text:p>10389989</text:p>
          </table:table-cell>
          <table:table-cell table:style-name="ce5" office:value-type="float" office:value="30024.38" calcext:value-type="float">
            <text:p>30024.38</text:p>
          </table:table-cell>
          <table:table-cell table:formula="of:=[.F111]+[.E112]" office:value-type="float" office:value="148063.5" calcext:value-type="float">
            <text:p>148063.5</text:p>
          </table:table-cell>
          <table:table-cell table:style-name="ce5" table:formula="of:=[.D112]-[.F112]" office:value-type="float" office:value="10241925.5" calcext:value-type="float">
            <text:p>10241925.5</text:p>
          </table:table-cell>
          <table:table-cell table:style-name="ce5" table:formula="of:=[.G112]-[.E112]" office:value-type="float" office:value="10211901.12" calcext:value-type="float">
            <text:p>10211901.12</text:p>
          </table:table-cell>
          <table:table-cell table:formula="of:=[.H112]-[.C112]" office:value-type="float" office:value="8912204.12" calcext:value-type="float">
            <text:p>8912204.12</text:p>
          </table:table-cell>
          <table:table-cell table:number-columns-repeated="9"/>
        </table:table-row>
        <table:table-row table:style-name="ro1">
          <table:table-cell/>
          <table:table-cell table:style-name="ce7" office:value-type="float" office:value="202502" calcext:value-type="float">
            <text:p>202502</text:p>
          </table:table-cell>
          <table:table-cell table:style-name="ce7" office:value-type="float" office:value="1132856" calcext:value-type="float">
            <text:p>1132856</text:p>
          </table:table-cell>
          <table:table-cell table:style-name="ce7" table:formula="of:=[.D112]+[.C113]" office:value-type="float" office:value="11522845" calcext:value-type="float">
            <text:p>115228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G112]+[.C113]" office:value-type="float" office:value="11374781.5" calcext:value-type="float">
            <text:p>11374781.5</text:p>
          </table:table-cell>
          <table:table-cell table:style-name="ce7" table:formula="of:=([.I112]+[.C113])*-1" office:value-type="float" office:value="-10045060.12" calcext:value-type="float">
            <text:p>-10045060.12</text:p>
          </table:table-cell>
          <table:table-cell table:style-name="ce7" table:formula="of:=[.H113]+[.C113]" office:value-type="float" office:value="-8912204.12" calcext:value-type="float">
            <text:p>-8912204.12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SUM([.C105:.C112])" office:value-type="float" office:value="10389989" calcext:value-type="float">
            <text:p>10389989</text:p>
          </table:table-cell>
          <table:table-cell/>
          <table:table-cell table:formula="of:=SUM([.E105:.E112])" office:value-type="float" office:value="148063.5" calcext:value-type="float">
            <text:p>148063.5</text:p>
          </table:table-cell>
          <table:table-cell table:number-columns-repeated="2"/>
          <table:table-cell table:formula="of:=SUM([.H105:.H114])" office:value-type="float" office:value="166841" calcext:value-type="float">
            <text:p>166841</text:p>
          </table:table-cell>
          <table:table-cell table:formula="of:=SUM([.I105:.I11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[.C115]-[.E115]" office:value-type="float" office:value="10241925.5" calcext:value-type="float">
            <text:p>10241925.5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3">
          <table:table-cell/>
          <table:table-cell table:style-name="ce1" office:value-type="string" calcext:value-type="string">
            <text:p>RSA Fleet Maintenance - Surplus (RFCs) (11698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8170.76" calcext:value-type="float">
            <text:p>-18170.76</text:p>
          </table:table-cell>
          <table:table-cell table:number-columns-repeated="2" table:style-name="ce3" office:value-type="float" office:value="18170.76" calcext:value-type="float">
            <text:p>18170.7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00/00/00</text:date>, <text:time style:data-style-name="N2" text:time-value="08:12:33.7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08:21:19.431000000</meta:creation-date>
    <dc:date>2025-02-19T12:17:29.383000000</dc:date>
    <meta:editing-duration>PT8H7M26S</meta:editing-duration>
    <meta:editing-cycles>8</meta:editing-cycles>
    <meta:generator>LibreOffice/24.8.4.2$Windows_X86_64 LibreOffice_project/bb3cfa12c7b1bf994ecc5649a80400d06cd71002</meta:generator>
    <meta:document-statistic meta:table-count="1" meta:cell-count="623" meta:object-count="0"/>
  </office:meta>
</office:document-meta>
</file>